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7602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8854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43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ffff" fo:border="none" style:vertical-align="middle"/>
      <style:text-properties style:font-name="Calibri1"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50">
      <style:table-cell-properties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10050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2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Percen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6" style:family="table-cell" style:parent-style-name="Default" style:data-style-name="N5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Percen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Percent" style:data-style-name="N124">
      <style:table-cell-properties style:text-align-source="fix" style:repeat-content="false" style:vertical-align="middle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5"/>
    <style:style style:name="ce31" style:family="table-cell" style:parent-style-name="Percent" style:data-style-name="N124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0"/>
        <table:table-column table:style-name="co15" table:number-columns-repeated="2" table:default-cell-style-name="ce5"/>
        <table:table-column table:style-name="co16" table:default-cell-style-name="ce5"/>
        <table:table-column table:style-name="co6" table:number-columns-repeated="1007" table:default-cell-style-name="ce5"/>
        <table:table-row table:style-name="ro3">
          <table:table-cell table:style-name="ce2" office:value-type="string" calcext:value-type="string" table:number-columns-spanned="20" table:number-rows-spanned="1">
            <text:p>INFORME DE PRODUCCIÓN DE MATADERO</text:p>
          </table:table-cell>
          <table:covered-table-cell table:number-columns-repeated="19"/>
          <table:table-cell table:number-columns-repeated="1004"/>
        </table:table-row>
        <table:table-row table:style-name="ro4">
          <table:table-cell table:style-name="ce4" office:value-type="string" calcext:value-type="string" table:number-columns-spanned="2" table:number-rows-spanned="1">
            <text:p>Fecha de: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Default"/>
          <table:table-cell table:style-name="ce22" office:value-type="string" calcext:value-type="string" table:number-columns-spanned="2" table:number-rows-spanned="1">
            <text:p>Fecha hasta: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10"/>
          <table:table-cell table:number-columns-repeated="5"/>
          <table:table-cell table:style-name="ce16"/>
          <table:table-cell table:style-name="ce10" table:number-columns-repeated="3"/>
          <table:table-cell table:number-columns-repeated="1007"/>
        </table:table-row>
        <table:table-row table:style-name="ro5">
          <table:table-cell/>
          <table:table-cell table:style-name="ce10"/>
          <table:table-cell table:style-name="ce16"/>
          <table:table-cell table:style-name="ce10" table:number-columns-repeated="3"/>
          <table:table-cell table:style-name="ce16"/>
          <table:table-cell table:style-name="ce10" table:number-columns-repeated="3"/>
          <table:table-cell table:style-name="ce16"/>
          <table:table-cell table:style-name="ce10" table:number-columns-repeated="2"/>
          <table:table-cell/>
          <table:table-cell table:style-name="ce16"/>
          <table:table-cell table:style-name="ce10" table:number-columns-repeated="3"/>
          <table:table-cell table:style-name="ce16"/>
          <table:table-cell table:style-name="ce34"/>
          <table:table-cell table:number-columns-repeated="1004"/>
        </table:table-row>
        <table:table-row table:style-name="ro6">
          <table:table-cell table:style-name="ce6" office:value-type="string" calcext:value-type="string" table:number-columns-spanned="1" table:number-rows-spanned="2">
            <text:p>Nr.</text:p>
          </table:table-cell>
          <table:table-cell table:style-name="ce6" office:value-type="string" calcext:value-type="string" table:number-columns-spanned="1" table:number-rows-spanned="2">
            <text:p>Fecha</text:p>
          </table:table-cell>
          <table:table-cell table:style-name="ce6" office:value-type="string" calcext:value-type="string" table:number-columns-spanned="1" table:number-rows-spanned="2">
            <text:p>Cant. Pollos Entregados</text:p>
          </table:table-cell>
          <table:table-cell table:style-name="ce6" office:value-type="string" calcext:value-type="string" table:number-columns-spanned="1" table:number-rows-spanned="2">
            <text:p>Peso Vivo (Kg.)</text:p>
          </table:table-cell>
          <table:table-cell table:style-name="ce6" office:value-type="string" calcext:value-type="string" table:number-columns-spanned="1" table:number-rows-spanned="2">
            <text:p>Peso Prom. (Kg.)</text:p>
          </table:table-cell>
          <table:table-cell table:style-name="ce6" office:value-type="string" calcext:value-type="string" table:number-columns-spanned="1" table:number-rows-spanned="2">
            <text:p>Cant. Pollo Faeneado</text:p>
          </table:table-cell>
          <table:table-cell table:style-name="ce6" office:value-type="string" calcext:value-type="string" table:number-columns-spanned="1" table:number-rows-spanned="2">
            <text:p>Peso Neto (Kg.)</text:p>
          </table:table-cell>
          <table:table-cell table:style-name="ce6" office:value-type="string" calcext:value-type="string" table:number-columns-spanned="1" table:number-rows-spanned="2">
            <text:p>Peso Neto Prom. (kg)</text:p>
          </table:table-cell>
          <table:table-cell table:style-name="ce6" office:value-type="string" calcext:value-type="string" table:number-columns-spanned="1" table:number-rows-spanned="2">
            <text:p>Dif. (unid.)</text:p>
          </table:table-cell>
          <table:table-cell table:style-name="ce6" office:value-type="string" calcext:value-type="string" table:number-columns-spanned="1" table:number-rows-spanned="2">
            <text:p>Diferencia (Kg)</text:p>
          </table:table-cell>
          <table:table-cell table:style-name="ce6" office:value-type="string" calcext:value-type="string" table:number-columns-spanned="1" table:number-rows-spanned="2">
            <text:p>% Merma Produc.</text:p>
          </table:table-cell>
          <table:table-cell table:style-name="ce6" office:value-type="string" calcext:value-type="string" table:number-columns-spanned="3" table:number-rows-spanned="1">
            <text:p>Pollo Trozado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Pollo Entero Venta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% Merma Cámara</text:p>
          </table:table-cell>
          <table:table-cell table:style-name="ce6" office:value-type="string" calcext:value-type="string" table:number-columns-spanned="1" table:number-rows-spanned="2">
            <text:p>% Merma Total</text:p>
          </table:table-cell>
          <table:table-cell table:style-name="ce6" office:value-type="string" calcext:value-type="string" table:number-columns-spanned="1" table:number-rows-spanned="2">
            <text:p>% Merma Comercial</text:p>
          </table:table-cell>
          <table:table-cell table:style-name="ce35" table:number-columns-repeated="1004"/>
        </table:table-row>
        <table:table-row table:style-name="ro7">
          <table:covered-table-cell table:number-columns-repeated="11"/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gs.</text:p>
          </table:table-cell>
          <table:table-cell table:style-name="ce6" office:value-type="string" calcext:value-type="string">
            <text:p>Prom.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gs.</text:p>
          </table:table-cell>
          <table:table-cell table:style-name="ce6" office:value-type="string" calcext:value-type="string">
            <text:p>Prom.</text:p>
          </table:table-cell>
          <table:covered-table-cell table:number-columns-repeated="3"/>
          <table:table-cell table:style-name="ce36" table:number-columns-repeated="1004"/>
        </table:table-row>
        <table:table-row table:style-name="ro8">
          <table:table-cell table:style-name="ce7" office:value-type="string" calcext:value-type="string">
            <text:p><text:a xlink:href="python://for%20each=%22line%20in%20lines(data['form'])%22" xlink:type="simple">get detail</text:a></text:p>
          </table:table-cell>
          <table:table-cell table:style-name="ce14"/>
          <table:table-cell table:style-name="ce18"/>
          <table:table-cell table:style-name="ce20" table:number-columns-repeated="2"/>
          <table:table-cell table:style-name="ce18"/>
          <table:table-cell table:style-name="ce20" table:number-columns-repeated="2"/>
          <table:table-cell table:style-name="ce29" table:number-columns-repeated="2"/>
          <table:table-cell table:style-name="ce31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31"/>
          <table:table-cell table:style-name="ce33" table:number-columns-repeated="2"/>
          <table:table-cell table:number-columns-repeated="1004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8" office:value-type="string" calcext:value-type="string">
            <text:p><text:a xlink:href="python://line['date']%20and%20formatLang(line['date'],%20date=True)%20or%20''" xlink:type="simple">date</text:a></text:p>
          </table:table-cell>
          <table:table-cell table:style-name="ce8" office:value-type="string" calcext:value-type="string">
            <text:p><text:a xlink:href="python://line['col2']%20or%20''" xlink:type="simple">col2</text:a></text:p>
          </table:table-cell>
          <table:table-cell table:style-name="ce8" office:value-type="string" calcext:value-type="string">
            <text:p><text:a xlink:href="python://line['col3']%20or%20''" xlink:type="simple">col3</text:a></text:p>
          </table:table-cell>
          <table:table-cell table:style-name="ce8" office:value-type="string" calcext:value-type="string">
            <text:p><text:a xlink:href="python://line['col2']%20and%20round(line['col3']/line['col2'],2)%20or%20''" xlink:type="simple">avg</text:a></text:p>
          </table:table-cell>
          <table:table-cell table:style-name="ce8" office:value-type="string" calcext:value-type="string">
            <text:p><text:a xlink:href="python://line['col5']%20or%20''" xlink:type="simple">col5</text:a></text:p>
          </table:table-cell>
          <table:table-cell table:style-name="ce8" office:value-type="string" calcext:value-type="string">
            <text:p><text:a xlink:href="python://line['col6']%20or%20''" xlink:type="simple">col6</text:a></text:p>
          </table:table-cell>
          <table:table-cell table:style-name="ce8" office:value-type="string" calcext:value-type="string">
            <text:p><text:a xlink:href="python://line['col5']%20and%20round(line['col6']/line['col5'],2)%20or%20''" xlink:type="simple">avg</text:a></text:p>
          </table:table-cell>
          <table:table-cell table:style-name="ce8" office:value-type="string" calcext:value-type="string">
            <text:p><text:a xlink:href="python://line['col8']%20or%20''" xlink:type="simple">col8</text:a></text:p>
          </table:table-cell>
          <table:table-cell table:style-name="ce8" office:value-type="string" calcext:value-type="string">
            <text:p><text:a xlink:href="python://line['col9']%20or%20''" xlink:type="simple">col9</text:a></text:p>
          </table:table-cell>
          <table:table-cell table:style-name="ce8" office:value-type="string" calcext:value-type="string">
            <text:p><text:a xlink:href="python://line['col3']%20and%20round(line['col9']/line['col3'],2)%20or%20''" xlink:type="simple">avg</text:a></text:p>
          </table:table-cell>
          <table:table-cell table:style-name="ce8" office:value-type="string" calcext:value-type="string">
            <text:p><text:a xlink:href="python://line['col11']%20or%20''" xlink:type="simple">col11</text:a></text:p>
          </table:table-cell>
          <table:table-cell table:style-name="ce8" office:value-type="string" calcext:value-type="string">
            <text:p><text:a xlink:href="python://line['col12']%20or%20''" xlink:type="simple">col12</text:a></text:p>
          </table:table-cell>
          <table:table-cell table:style-name="ce8" office:value-type="string" calcext:value-type="string">
            <text:p><text:a xlink:href="python://line['col11']%20and%20round(line['col12']/line['col11'],2)%20or%20''" xlink:type="simple">avg</text:a></text:p>
          </table:table-cell>
          <table:table-cell table:style-name="ce8" office:value-type="string" calcext:value-type="string">
            <text:p><text:a xlink:href="python://line['col14']%20or%20''" xlink:type="simple">col14</text:a></text:p>
          </table:table-cell>
          <table:table-cell table:style-name="ce8" office:value-type="string" calcext:value-type="string">
            <text:p><text:a xlink:href="python://line['col15']%20or%20''" xlink:type="simple">col15</text:a></text:p>
          </table:table-cell>
          <table:table-cell table:style-name="ce8" office:value-type="string" calcext:value-type="string">
            <text:p><text:a xlink:href="python://line['col14']%20and%20round(line['col15']/line['col14'],2)%20or%20''" xlink:type="simple">avg</text:a></text:p>
          </table:table-cell>
          <table:table-cell table:style-name="ce8" office:value-type="string" calcext:value-type="string">
            <text:p><text:a xlink:href="python://line['col6']%20and%20round(line['col15']/line['col6'],2)%20or%20''" xlink:type="simple">avg</text:a></text:p>
          </table:table-cell>
          <table:table-cell table:style-name="ce8" office:value-type="string" calcext:value-type="string">
            <text:p><text:a xlink:href="python://round((line['col6']%20and%20line['col15']/line['col6']%20or%200)%20+%20(line['col3']%20and%20line['col9']/line['col3']%20or%200),2)" xlink:type="simple">avg</text:a></text:p>
          </table:table-cell>
          <table:table-cell table:style-name="ce8" office:value-type="string" calcext:value-type="string">
            <text:p><text:a xlink:href="python://line['col15']%20and%20round(line['disc_kg']%20/line['col15'],2)%20or%20''" xlink:type="simple">col19</text:a></text:p>
          </table:table-cell>
          <table:table-cell table:number-columns-repeated="1004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4"/>
          <table:table-cell table:style-name="ce18"/>
          <table:table-cell table:style-name="ce20" table:number-columns-repeated="2"/>
          <table:table-cell table:style-name="ce18"/>
          <table:table-cell table:style-name="ce20" table:number-columns-repeated="2"/>
          <table:table-cell table:style-name="ce29" table:number-columns-repeated="2"/>
          <table:table-cell table:style-name="ce31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31"/>
          <table:table-cell table:style-name="ce33" table:number-columns-repeated="2"/>
          <table:table-cell table:number-columns-repeated="1004"/>
        </table:table-row>
        <table:table-row table:style-name="ro9">
          <table:table-cell table:style-name="ce10" table:number-columns-repeated="6"/>
          <table:table-cell table:style-name="ce26" table:number-columns-repeated="2"/>
          <table:table-cell table:style-name="ce30" table:number-columns-repeated="3"/>
          <table:table-cell table:style-name="ce26" table:number-columns-repeated="6"/>
          <table:table-cell table:style-name="ce30" table:number-columns-repeated="2"/>
          <table:table-cell table:number-columns-repeated="1005"/>
        </table:table-row>
        <table:table-row table:style-name="ro9">
          <table:table-cell table:style-name="ce7" office:value-type="string" calcext:value-type="string">
            <text:p><text:a xlink:href="python://for%20each=%22line%20in%20sums(data['form'])%22" xlink:type="simple">get detail</text:a></text:p>
          </table:table-cell>
          <table:table-cell table:style-name="ce10" table:number-columns-repeated="5"/>
          <table:table-cell table:style-name="ce26" table:number-columns-repeated="2"/>
          <table:table-cell table:style-name="ce30" table:number-columns-repeated="3"/>
          <table:table-cell table:style-name="ce26" table:number-columns-repeated="6"/>
          <table:table-cell table:style-name="ce30" table:number-columns-repeated="2"/>
          <table:table-cell table:number-columns-repeated="1005"/>
        </table:table-row>
        <table:table-row table:style-name="ro4">
          <table:table-cell/>
          <table:table-cell table:style-name="ce10"/>
          <table:table-cell table:style-name="ce19" office:value-type="string" calcext:value-type="string">
            <text:p><text:a xlink:href="python://line['col2']%20or%20''" xlink:type="simple">col2</text:a></text:p>
          </table:table-cell>
          <table:table-cell table:style-name="ce19" office:value-type="string" calcext:value-type="string">
            <text:p><text:a xlink:href="python://line['col3']%20or%20''" xlink:type="simple">col3</text:a></text:p>
          </table:table-cell>
          <table:table-cell table:style-name="ce19" office:value-type="string" calcext:value-type="string">
            <text:p><text:a xlink:href="python://line['col2']%20and%20round(line['col3']/line['col2'],2)%20or%20''" xlink:type="simple">avg</text:a></text:p>
          </table:table-cell>
          <table:table-cell table:style-name="ce19" office:value-type="string" calcext:value-type="string">
            <text:p><text:a xlink:href="python://line['col5']%20or%20''" xlink:type="simple">col5</text:a></text:p>
          </table:table-cell>
          <table:table-cell table:style-name="ce19" office:value-type="string" calcext:value-type="string">
            <text:p><text:a xlink:href="python://line['col6']%20or%20''" xlink:type="simple">col6</text:a></text:p>
          </table:table-cell>
          <table:table-cell table:style-name="ce19" office:value-type="string" calcext:value-type="string">
            <text:p><text:a xlink:href="python://line['col5']%20and%20round(line['col6']/line['col5'],2)%20or%20''" xlink:type="simple">avg</text:a></text:p>
          </table:table-cell>
          <table:table-cell table:style-name="ce19" office:value-type="string" calcext:value-type="string">
            <text:p><text:a xlink:href="python://line['col8']%20or%20''" xlink:type="simple">col8</text:a></text:p>
          </table:table-cell>
          <table:table-cell table:style-name="ce19" office:value-type="string" calcext:value-type="string">
            <text:p><text:a xlink:href="python://line['col9']%20or%20''" xlink:type="simple">col9</text:a></text:p>
          </table:table-cell>
          <table:table-cell table:style-name="ce19" office:value-type="string" calcext:value-type="string">
            <text:p><text:a xlink:href="python://line['col3']%20and%20round(line['col9']/line['col3'],2)%20or%20''" xlink:type="simple">avg</text:a></text:p>
          </table:table-cell>
          <table:table-cell table:style-name="ce19" office:value-type="string" calcext:value-type="string">
            <text:p><text:a xlink:href="python://line['col11']%20or%20''" xlink:type="simple">col11</text:a></text:p>
          </table:table-cell>
          <table:table-cell table:style-name="ce19" office:value-type="string" calcext:value-type="string">
            <text:p><text:a xlink:href="python://line['col12']%20or%20''" xlink:type="simple">col12</text:a></text:p>
          </table:table-cell>
          <table:table-cell table:style-name="ce19" office:value-type="string" calcext:value-type="string">
            <text:p><text:a xlink:href="python://line['col11']%20and%20round(line['col12']/line['col11'],2)%20or%20''" xlink:type="simple">avg</text:a></text:p>
          </table:table-cell>
          <table:table-cell table:style-name="ce19" office:value-type="string" calcext:value-type="string">
            <text:p><text:a xlink:href="python://line['col14']%20or%20''" xlink:type="simple">col14</text:a></text:p>
          </table:table-cell>
          <table:table-cell table:style-name="ce19" office:value-type="string" calcext:value-type="string">
            <text:p><text:a xlink:href="python://line['col15']%20or%20''" xlink:type="simple">col15</text:a></text:p>
          </table:table-cell>
          <table:table-cell table:style-name="ce19" office:value-type="string" calcext:value-type="string">
            <text:p><text:a xlink:href="python://line['col14']%20and%20round(line['col15']/line['col14'],2)%20or%20''" xlink:type="simple">avg</text:a></text:p>
          </table:table-cell>
          <table:table-cell table:style-name="ce19" office:value-type="string" calcext:value-type="string">
            <text:p><text:a xlink:href="python://line['col6']%20and%20round(line['col15']/line['col6'],2)%20or%20''" xlink:type="simple">avg</text:a></text:p>
          </table:table-cell>
          <table:table-cell table:style-name="ce19" office:value-type="string" calcext:value-type="string">
            <text:p><text:a xlink:href="python://round((line['col6']%20and%20line['col15']/line['col6']%20or%200)%20+%20(line['col3']%20and%20line['col9']/line['col3']%20or%200),2)" xlink:type="simple">avg</text:a></text:p>
          </table:table-cell>
          <table:table-cell table:style-name="ce19" office:value-type="string" calcext:value-type="string">
            <text:p><text:a xlink:href="python://line['col15']%20and%20round(line['disc_kg']%20/line['col15'],2)%20or%20''" xlink:type="simple">col19</text:a></text:p>
          </table:table-cell>
          <table:table-cell table:number-columns-repeated="1004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10" table:number-columns-repeated="12"/>
          <table:table-cell/>
          <table:table-cell table:style-name="ce10" table:number-columns-repeated="5"/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1" table:number-rows-spanned="2">
            <text:p>Nr.</text:p>
          </table:table-cell>
          <table:table-cell table:style-name="ce6" office:value-type="string" calcext:value-type="string" table:number-columns-spanned="1" table:number-rows-spanned="2">
            <text:p>Fecha</text:p>
          </table:table-cell>
          <table:table-cell table:style-name="ce6" office:value-type="string" calcext:value-type="string" table:number-columns-spanned="1" table:number-rows-spanned="2">
            <text:p>Cant. Pollos Entregados</text:p>
          </table:table-cell>
          <table:table-cell table:style-name="ce6" office:value-type="string" calcext:value-type="string" table:number-columns-spanned="1" table:number-rows-spanned="2">
            <text:p>Peso Vivo (Kg.)</text:p>
          </table:table-cell>
          <table:table-cell table:style-name="ce6" office:value-type="string" calcext:value-type="string" table:number-columns-spanned="1" table:number-rows-spanned="2">
            <text:p>Pollos Muertos</text:p>
          </table:table-cell>
          <table:table-cell table:style-name="ce24" office:value-type="string" calcext:value-type="string" table:number-columns-spanned="3" table:number-rows-spanned="1">
            <text:p>Pollos Descarte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Buchis</text:p>
          </table:table-cell>
          <table:covered-table-cell/>
          <table:table-cell table:style-name="ce24" office:value-type="string" calcext:value-type="string" table:number-columns-spanned="3" table:number-rows-spanned="1">
            <text:p>Alas Rotas o Dañada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Piernas Rota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Piernas Abiertas</text:p>
          </table:table-cell>
          <table:covered-table-cell table:number-columns-repeated="2"/>
          <table:table-cell table:number-columns-repeated="1005"/>
        </table:table-row>
        <table:table-row table:style-name="ro2">
          <table:covered-table-cell table:number-columns-repeated="5"/>
          <table:table-cell table:style-name="ce24" office:value-type="string" calcext:value-type="string">
            <text:p>Cantidad</text:p>
          </table:table-cell>
          <table:table-cell table:style-name="ce24" office:value-type="string" calcext:value-type="string">
            <text:p>Kgs.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Kg.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Cant.</text:p>
          </table:table-cell>
          <table:table-cell table:style-name="ce24" office:value-type="string" calcext:value-type="string">
            <text:p>Kgs.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Cant.</text:p>
          </table:table-cell>
          <table:table-cell table:style-name="ce24" office:value-type="string" calcext:value-type="string">
            <text:p>Kgs.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Cant.</text:p>
          </table:table-cell>
          <table:table-cell table:style-name="ce24" office:value-type="string" calcext:value-type="string">
            <text:p>Kgs.</text:p>
          </table:table-cell>
          <table:table-cell table:style-name="ce24" office:value-type="string" calcext:value-type="string">
            <text:p>%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<text:a xlink:href="python://for each=&quot;line in lines2(data['form'])&quot;" xlink:type="simple">get detail</text:a></text:p>
          </table:table-cell>
          <table:table-cell table:style-name="ce14"/>
          <table:table-cell table:style-name="ce18"/>
          <table:table-cell table:style-name="ce20"/>
          <table:table-cell table:style-name="ce18" table:number-columns-repeated="3"/>
          <table:table-cell table:style-name="ce27"/>
          <table:table-cell table:style-name="ce18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number-columns-repeated="1005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8" office:value-type="string" calcext:value-type="string">
            <text:p><text:a xlink:href="python://line['date']%20and%20formatLang(line['date'],%20date=True)%20or%20''" xlink:type="simple">date</text:a></text:p>
          </table:table-cell>
          <table:table-cell table:style-name="ce8" office:value-type="string" calcext:value-type="string">
            <text:p><text:a xlink:href="python://line['col2']%20or%20''" xlink:type="simple">col2</text:a></text:p>
          </table:table-cell>
          <table:table-cell table:style-name="ce8" office:value-type="string" calcext:value-type="string">
            <text:p><text:a xlink:href="python://line['col3']%20or%20''" xlink:type="simple">col3</text:a></text:p>
          </table:table-cell>
          <table:table-cell table:style-name="ce8" office:value-type="string" calcext:value-type="string">
            <text:p><text:a xlink:href="python://line['col20'] or ''" xlink:type="simple">col20</text:a></text:p>
          </table:table-cell>
          <table:table-cell table:style-name="ce8" office:value-type="string" calcext:value-type="string">
            <text:p><text:a xlink:href="python://line['col21'] or ''" xlink:type="simple">col21</text:a></text:p>
          </table:table-cell>
          <table:table-cell table:style-name="ce8" office:value-type="string" calcext:value-type="string">
            <text:p><text:a xlink:href="python://line['col22'] or ''" xlink:type="simple">col22</text:a></text:p>
          </table:table-cell>
          <table:table-cell table:style-name="ce8" office:value-type="string" calcext:value-type="string">
            <text:p><text:a xlink:href="python://line['col3'] and line['col22']/line['col3'] or ''" xlink:type="simple">AVG</text:a></text:p>
          </table:table-cell>
          <table:table-cell table:style-name="ce8" office:value-type="string" calcext:value-type="string">
            <text:p><text:a xlink:href="python://line['col24'] or ''" xlink:type="simple">col24</text:a></text:p>
          </table:table-cell>
          <table:table-cell table:style-name="ce8" office:value-type="string" calcext:value-type="string">
            <text:p><text:a xlink:href="python://line['col3'] and line['col24']/line['col3'] or ''" xlink:type="simple">AVG</text:a></text:p>
          </table:table-cell>
          <table:table-cell table:style-name="ce8" office:value-type="string" calcext:value-type="string">
            <text:p><text:a xlink:href="python://line['col26'] or ''" xlink:type="simple">col26</text:a></text:p>
          </table:table-cell>
          <table:table-cell table:style-name="ce8" office:value-type="string" calcext:value-type="string">
            <text:p><text:a xlink:href="python://line['col27'] or ''" xlink:type="simple">col27</text:a></text:p>
          </table:table-cell>
          <table:table-cell table:style-name="ce8" office:value-type="string" calcext:value-type="string">
            <text:p><text:a xlink:href="python://line['col3'] and line['col27']/line['col3'] or ''" xlink:type="simple">AVG</text:a></text:p>
          </table:table-cell>
          <table:table-cell table:style-name="ce8" office:value-type="string" calcext:value-type="string">
            <text:p><text:a xlink:href="python://line['col29'] or ''" xlink:type="simple">col29</text:a></text:p>
          </table:table-cell>
          <table:table-cell table:style-name="ce8" office:value-type="string" calcext:value-type="string">
            <text:p><text:a xlink:href="python://line['col30'] or ''" xlink:type="simple">col30</text:a></text:p>
          </table:table-cell>
          <table:table-cell table:style-name="ce8" office:value-type="string" calcext:value-type="string">
            <text:p><text:a xlink:href="python://line['col3'] and line['col30']/line['col3'] or ''" xlink:type="simple">AVG</text:a></text:p>
          </table:table-cell>
          <table:table-cell table:style-name="ce8" office:value-type="string" calcext:value-type="string">
            <text:p><text:a xlink:href="python://line['col32'] or ''" xlink:type="simple">col32</text:a></text:p>
          </table:table-cell>
          <table:table-cell table:style-name="ce8" office:value-type="string" calcext:value-type="string">
            <text:p><text:a xlink:href="python://line['col33'] or ''" xlink:type="simple">col33</text:a></text:p>
          </table:table-cell>
          <table:table-cell table:style-name="ce8" office:value-type="string" calcext:value-type="string">
            <text:p><text:a xlink:href="python://line['col3'] and line['col33']/line['col3'] or ''" xlink:type="simple">AVG</text:a></text:p>
          </table:table-cell>
          <table:table-cell table:number-columns-repeated="1005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4"/>
          <table:table-cell table:style-name="ce18"/>
          <table:table-cell table:style-name="ce20"/>
          <table:table-cell table:style-name="ce18" table:number-columns-repeated="3"/>
          <table:table-cell table:style-name="ce27"/>
          <table:table-cell table:style-name="ce18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number-columns-repeated="1005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21"/>
          <table:table-cell table:style-name="ce18" table:number-columns-repeated="3"/>
          <table:table-cell table:style-name="ce27"/>
          <table:table-cell table:style-name="ce18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style-name="ce18" table:number-columns-repeated="2"/>
          <table:table-cell table:style-name="ce27"/>
          <table:table-cell table:number-columns-repeated="1005"/>
        </table:table-row>
        <table:table-row table:style-name="ro10">
          <table:table-cell table:style-name="ce10" table:number-columns-repeated="4"/>
          <table:table-cell table:number-columns-repeated="1020"/>
        </table:table-row>
        <table:table-row table:style-name="ro10">
          <table:table-cell table:style-name="ce7" office:value-type="string" calcext:value-type="string">
            <text:p><text:a xlink:href="python://for each=&quot;line in sums2(data['form'])&quot;" xlink:type="simple">get detail</text:a></text:p>
          </table:table-cell>
          <table:table-cell table:style-name="ce10" table:number-columns-repeated="3"/>
          <table:table-cell table:number-columns-repeated="1020"/>
        </table:table-row>
        <table:table-row table:style-name="ro4">
          <table:table-cell table:style-name="ce12"/>
          <table:table-cell table:style-name="ce16"/>
          <table:table-cell table:style-name="ce19" office:value-type="string" calcext:value-type="string">
            <text:p><text:a xlink:href="python://line['col2']%20or%20''" xlink:type="simple">col2</text:a></text:p>
          </table:table-cell>
          <table:table-cell table:style-name="ce19" office:value-type="string" calcext:value-type="string">
            <text:p><text:a xlink:href="python://line['col3']%20or%20''" xlink:type="simple">col3</text:a></text:p>
          </table:table-cell>
          <table:table-cell table:style-name="ce19" office:value-type="string" calcext:value-type="string">
            <text:p><text:a xlink:href="python://line['col20'] or ''" xlink:type="simple">col20</text:a></text:p>
          </table:table-cell>
          <table:table-cell table:style-name="ce19" office:value-type="string" calcext:value-type="string">
            <text:p><text:a xlink:href="python://line['col21'] or ''" xlink:type="simple">col21</text:a></text:p>
          </table:table-cell>
          <table:table-cell table:style-name="ce19" office:value-type="string" calcext:value-type="string">
            <text:p><text:a xlink:href="python://line['col22'] or ''" xlink:type="simple">col22</text:a></text:p>
          </table:table-cell>
          <table:table-cell table:style-name="ce28"/>
          <table:table-cell table:style-name="ce19" office:value-type="string" calcext:value-type="string">
            <text:p><text:a xlink:href="python://line['col24'] or ''" xlink:type="simple">col24</text:a></text:p>
          </table:table-cell>
          <table:table-cell table:style-name="ce28"/>
          <table:table-cell table:style-name="ce19" office:value-type="string" calcext:value-type="string">
            <text:p><text:a xlink:href="python://line['col26'] or ''" xlink:type="simple">col26</text:a></text:p>
          </table:table-cell>
          <table:table-cell table:style-name="ce19" office:value-type="string" calcext:value-type="string">
            <text:p><text:a xlink:href="python://line['col27'] or ''" xlink:type="simple">col27</text:a></text:p>
          </table:table-cell>
          <table:table-cell table:style-name="ce28"/>
          <table:table-cell table:style-name="ce19" office:value-type="string" calcext:value-type="string">
            <text:p><text:a xlink:href="python://line['col29'] or ''" xlink:type="simple">col29</text:a></text:p>
          </table:table-cell>
          <table:table-cell table:style-name="ce19" office:value-type="string" calcext:value-type="string">
            <text:p><text:a xlink:href="python://line['col30'] or ''" xlink:type="simple">col30</text:a></text:p>
          </table:table-cell>
          <table:table-cell table:style-name="ce28"/>
          <table:table-cell table:style-name="ce19" office:value-type="string" calcext:value-type="string">
            <text:p><text:a xlink:href="python://line['col32'] or ''" xlink:type="simple">col32</text:a></text:p>
          </table:table-cell>
          <table:table-cell table:style-name="ce19" office:value-type="string" calcext:value-type="string">
            <text:p><text:a xlink:href="python://line['col33'] or ''" xlink:type="simple">col33</text:a></text:p>
          </table:table-cell>
          <table:table-cell table:style-name="ce28"/>
          <table:table-cell table:style-name="ce12" table:number-columns-repeated="1005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3"/>
          <table:table-cell table:style-name="ce23"/>
          <table:table-cell table:style-name="ce25" table:number-columns-repeated="2"/>
          <table:table-cell/>
          <table:table-cell table:style-name="ce25"/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 table:visibility="collapse" table:number-rows-repeated="19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6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</number:date-style>
    <number:date-style style:name="N122P0" style:volatile="true">
      <number:day/>
      <number:text>-</number:text>
      <number:month number:textual="true"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0" number:grouping="true"/>
    </number:number-style>
    <number:percentage-style style:name="N124">
      <number:number number:decimal-places="1" number:min-integer-digits="1"/>
      <number:text>%</number:text>
    </number:percentage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3" number:min-integer-digits="1" number:grouping="true"/>
      <number:text> </number:text>
    </number:number-style>
    <number:number-style style:name="N142P1" style:volatile="true">
      <number:text>(</number:text>
      <number:number number:decimal-places="3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(</number:text>
      <number:number number:decimal-places="1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4" number:min-integer-digits="1" number:grouping="true"/>
      <number:text> </number:text>
    </number:number-style>
    <number:number-style style:name="N148P1" style:volatile="true">
      <number:text>(</number:text>
      <number:number number:decimal-places="4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day/>
      <number:text>/</number:text>
      <number:month/>
      <number:text>/</number:text>
      <number:year number:style="long"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4" number:min-integer-digits="1"/>
    </number:number-style>
    <number:number-style style:name="N156P0" style:volatile="true">
      <number:number number:decimal-places="2" number:min-integer-digits="1" number:grouping="true"/>
    </number:number-style>
    <number:number-style style:name="N156">
      <style:text-properties fo:color="#ff0000"/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number:text>(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">
      <number:text>(</number:text>
      <number:number number:decimal-places="2" number:min-integer-digits="1" number:grouping="true"/>
      <number:text>)</number:text>
      <style:map style:condition="value()&gt;=0" style:apply-style-name="N158P0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date-style style:name="N16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2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118in" fo:margin-bottom="0.5118in" fo:margin-left="0.2in" fo:margin-right="0.2in" style:print-page-order="ttb" style:first-page-number="continue" style:scale-to="71%" style:print="charts drawings objects"/>
      <style:header-style>
        <style:header-footer-properties fo:min-height="0.2382in" fo:margin-left="0in" fo:margin-right="0in" fo:margin-bottom="0in"/>
      </style:header-style>
      <style:footer-style>
        <style:header-footer-properties fo:min-height="0.2382in" fo:margin-left="0in" fo:margin-right="0in" fo:margin-top="0in"/>
      </style:footer-style>
    </style:page-layout>
    <style:page-layout style:name="Mpm4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in" fo:margin-right="0in" fo:margin-bottom="0in"/>
      </style:header-style>
      <style:footer-style>
        <style:header-footer-properties fo:min-height="0.238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6:24:10.07332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reporte.galponero.report.wizard</dc:title>
    <meta:initial-creator>DHRIM</meta:initial-creator>
    <meta:creation-date>2015-12-12T19:08:20Z</meta:creation-date>
    <dc:date>2016-01-24T17:02:36.954204845</dc:date>
    <meta:print-date>2015-12-14T15:44:42Z</meta:print-date>
    <meta:editing-cycles>32</meta:editing-cycles>
    <meta:editing-duration>PT1H12M58S</meta:editing-duration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Generator">Aeroo Reports 8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8.0</meta:user-defined>
    <meta:user-defined meta:name="URL" meta:value-type="string">http://www.alistek.com</meta:user-defined>
  </office:meta>
</office:document-meta>
</file>